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500000003204D6780C0.png" manifest:media-type=""/>
  <manifest:file-entry manifest:full-path="Pictures/100000000000050000000320756132D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2cm" svg:stroke-color="#ff3333" draw:marker-start-width="0.356cm" draw:marker-end-width="0.356cm" draw:fill-color="#ffffff" draw:opacity="10%" draw:textarea-horizontal-align="justify" draw:textarea-vertical-align="middle" draw:auto-grow-height="false" fo:padding-top="0.176cm" fo:padding-bottom="0.176cm" fo:padding-left="0.301cm" fo:padding-right="0.301cm" draw:shadow-opacity="10%"/>
    </style:style>
    <style:style style:name="gr3" style:family="graphic" style:parent-style-name="standard">
      <style:graphic-properties svg:stroke-color="#ff3333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02cm" svg:stroke-color="#ff3333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ff3333" draw:marker-start-width="0.152cm" draw:marker-end-width="0.152cm" draw:fill-color="#ffffff" draw:opacity="10%" draw:textarea-horizontal-align="justify" draw:textarea-vertical-align="middle" draw:auto-grow-height="false" fo:padding-top="0.176cm" fo:padding-bottom="0.176cm" fo:padding-left="0.301cm" fo:padding-right="0.301cm" draw:shadow-opacity="10%"/>
    </style:style>
    <style:style style:name="gr6" style:family="graphic" style:parent-style-name="standard">
      <style:graphic-properties svg:stroke-width="0.102cm" svg:stroke-color="#0084d1" draw:marker-start-width="0.152cm" draw:marker-end-width="0.152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0084d1" draw:marker-start-width="0.152cm" draw:marker-end="Arrow" draw:marker-end-width="0.508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ff3333" draw:marker-start-width="0.152cm" draw:marker-end-width="0.152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102cm" svg:stroke-color="#ff3333" draw:marker-start-width="0.152cm" draw:marker-end="Arrow" draw:marker-end-width="0.508cm" draw:fill="none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svg:stroke-width="0.102cm" svg:stroke-color="#0084d1" draw:marker-start-width="0.152cm" draw:marker-end-width="0.152cm" draw:fill-color="#ffffff" draw:opacity="10%" draw:textarea-horizontal-align="justify" draw:textarea-vertical-align="middle" draw:auto-grow-height="false" fo:padding-top="0.176cm" fo:padding-bottom="0.176cm" fo:padding-left="0.301cm" fo:padding-right="0.301cm" draw:shadow-opacity="10%"/>
    </style:style>
    <style:style style:name="gr11" style:family="graphic" style:parent-style-name="standard">
      <style:graphic-properties svg:stroke-width="0.102cm" svg:stroke-color="#23ff23" draw:marker-start-width="0.152cm" draw:marker-end-width="0.152cm" draw:fill-color="#ffffff" draw:opacity="10%" draw:textarea-horizontal-align="justify" draw:textarea-vertical-align="middle" draw:auto-grow-height="false" fo:padding-top="0.176cm" fo:padding-bottom="0.176cm" fo:padding-left="0.301cm" fo:padding-right="0.301cm" draw:shadow-opacity="10%"/>
    </style:style>
    <style:style style:name="gr12" style:family="graphic" style:parent-style-name="standard">
      <style:graphic-properties svg:stroke-width="0.102cm" svg:stroke-color="#23ff23" draw:marker-start-width="0.152cm" draw:marker-end-width="0.152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svg:stroke-color="#23ff23" draw:marker-start-width="0.152cm" draw:marker-end="Arrow" draw:marker-end-width="0.508cm" draw:fill="none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svg:stroke-width="0.102cm" svg:stroke-color="#00dcff" draw:marker-start-width="0.152cm" draw:marker-end-width="0.152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pr1" style:family="presentation" style:parent-style-name="Default-subtitle">
      <style:graphic-properties draw:fill-color="#ffffff" draw:auto-grow-height="true" fo:min-height="12.18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color="#ffffff" fo:font-size="32pt" fo:text-shadow="1pt 1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color="#ffffff" fo:font-size="32pt" fo:text-shadow="1pt 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2.181cm" svg:x="1.399cm" svg:y="4.915cm" presentation:class="subtitle" presentation:user-transformed="true">
          <draw:text-box>
            <text:p><text:span text:style-name="T1">The Desktop Explain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2" draw:text-style-name="P2" xml:id="id2" draw:id="id2" draw:layer="layout" svg:width="3.048cm" svg:height="1.194cm" svg:x="0cm" svg:y="19.812cm">
          <office:event-listeners>
            <presentation:event-listener script:event-name="dom:click" presentation:action="next-page"/>
          </office:event-listeners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9.652cm" svg:height="2.54cm" svg:x="3.556cm" svg:y="14.986cm">
          <text:p text:style-name="P2">This is the start menu, click here to launch an application.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3.556cm" svg:y1="16.256cm" svg:x2="1.524cm" svg:y2="19.812cm" draw:start-shape="id1" draw:end-shape="id2" draw:end-glue-point="0" svg:d="m3556 16256h-501l-1531 3005v551" svg:viewBox="0 0 2033 3557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5" draw:text-style-name="P2" xml:id="id5" draw:id="id5" draw:layer="layout" svg:width="4.318cm" svg:height="1.016cm" svg:x="0cm" svg:y="10.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9.652cm" svg:height="3.048cm" svg:x="7.62cm" svg:y="12.954cm">
          <text:p text:style-name="P2">This is a list of categories for your applications, move the mouse over these to view more applications.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s" svg:x1="7.62cm" svg:y1="14.478cm" svg:x2="4.507cm" svg:y2="14.883cm" draw:start-shape="id3" svg:d="m7620 14478h-551l-2562 405v0" svg:viewBox="0 0 3114 406">
          <text:p/>
        </draw:connector>
        <draw:custom-shape draw:style-name="gr8" draw:text-style-name="P2" xml:id="id4" draw:id="id4" draw:layer="layout" svg:width="9.652cm" svg:height="3.302cm" svg:x="7.62cm" svg:y="9.144cm">
          <text:p text:style-name="P2">Here are your web browser and your file browser to allow quick access to them from the start menu.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s" svg:x1="7.62cm" svg:y1="10.795cm" svg:x2="4.318cm" svg:y2="10.668cm" draw:start-shape="id4" draw:end-shape="id5" draw:end-glue-point="1" svg:d="m7620 10795h-551l-2200-127h-551" svg:viewBox="0 0 3303 128">
          <text:p/>
        </draw:connector>
        <draw:custom-shape draw:style-name="gr10" draw:text-style-name="P2" draw:layer="layout" svg:width="4.318cm" svg:height="6.096cm" svg:x="0cm" svg:y="11.4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7" draw:id="id7" draw:layer="layout" svg:width="4.318cm" svg:height="0.762cm" svg:x="0cm" svg:y="19.0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6" draw:id="id6" draw:layer="layout" svg:width="9.652cm" svg:height="2.794cm" svg:x="7.62cm" svg:y="16.764cm">
          <text:p text:style-name="P2">Here is where you logout, shutdown, or reboot your computer.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lines" svg:x1="7.62cm" svg:y1="18.161cm" svg:x2="4.318cm" svg:y2="19.431cm" draw:start-shape="id6" draw:end-shape="id7" draw:end-glue-point="1" svg:d="m7620 18161h-551l-2200 1270h-551" svg:viewBox="0 0 3303 1271">
          <text:p/>
        </draw:connector>
        <draw:custom-shape draw:style-name="gr14" draw:text-style-name="P2" draw:layer="layout" svg:width="4.826cm" svg:height="2.032cm" svg:x="23.114cm" svg:y="17.78cm">
          <office:event-listeners>
            <presentation:event-listener script:event-name="dom:click" presentation:action="next-page"/>
          </office:event-listeners>
          <text:p text:style-name="P2">Click here to proceed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50000000320756132D9.png" xlink:type="simple" xlink:show="embed" xlink:actuate="onLoad"/>
    <draw:fill-image draw:name="background" xlink:href="Pictures/1000000000000500000003204D6780C0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30T23:55:38</meta:creation-date>
    <dc:date>2014-08-31T01:18:04</dc:date>
    <meta:editing-duration>PT28M42S</meta:editing-duration>
    <meta:editing-cycles>5</meta:editing-cycles>
    <meta:generator>LibreOffice/4.0.3.3$Linux_x86 LibreOffice_project/400m0$Build-3</meta:generator>
    <meta:document-statistic meta:object-count="41"/>
  </office:meta>
</office:document-meta>
</file>